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_20_1" style:display-name="Table 1" style:family="table">
      <style:table-properties style:width="6.6931in" table:align="margins"/>
    </style:style>
    <style:style style:name="Table_20_1.A" style:display-name="Table 1.A" style:family="table-column">
      <style:table-column-properties style:column-width="2.2313in" style:rel-column-width="21845*"/>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8" style:family="table">
      <style:table-properties style:width="6.6931in" table:align="margins"/>
    </style:style>
    <style:style style:name="Table28.A" style:family="table-column">
      <style:table-column-properties style:column-width="2.2313in" style:rel-column-width="21845*"/>
    </style:style>
    <style:style style:name="Table29" style:family="table">
      <style:table-properties style:width="6.6931in" table:align="margins"/>
    </style:style>
    <style:style style:name="Table29.A" style:family="table-column">
      <style:table-column-properties style:column-width="2.2313in" style:rel-column-width="21845*"/>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1" style:family="table">
      <style:table-properties style:width="6.6931in" table:align="margins"/>
    </style:style>
    <style:style style:name="Table31.A" style:family="table-column">
      <style:table-column-properties style:column-width="2.2313in" style:rel-column-width="21845*"/>
    </style:style>
    <style:style style:name="Table32" style:family="table">
      <style:table-properties style:width="6.6931in" table:align="margins"/>
    </style:style>
    <style:style style:name="Table32.A" style:family="table-column">
      <style:table-column-properties style:column-width="2.2313in" style:rel-column-width="21845*"/>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4" style:family="table">
      <style:table-properties style:width="6.6931in" table:align="margins"/>
    </style:style>
    <style:style style:name="Table34.A" style:family="table-column">
      <style:table-column-properties style:column-width="2.2313in" style:rel-column-width="21845*"/>
    </style:style>
    <style:style style:name="Table35" style:family="table">
      <style:table-properties style:width="6.6931in" table:align="margins"/>
    </style:style>
    <style:style style:name="Table35.A" style:family="table-column">
      <style:table-column-properties style:column-width="2.2313in" style:rel-column-width="21845*"/>
    </style:style>
    <style:style style:name="Table36" style:family="table">
      <style:table-properties style:width="6.6931in" table:align="margins"/>
    </style:style>
    <style:style style:name="Table36.A" style:family="table-column">
      <style:table-column-properties style:column-width="2.2313in" style:rel-column-width="21845*"/>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Table_20_Contents" style:list-style-name="L4"/>
    <style:style style:name="P6" style:family="paragraph" style:parent-style-name="Table_20_Contents" style:list-style-name="L5"/>
    <style:style style:name="P7" style:family="paragraph" style:parent-style-name="Table_20_Contents" style:list-style-name="L6"/>
    <style:style style:name="P8" style:family="paragraph" style:parent-style-name="Table_20_Contents" style:list-style-name="L7"/>
    <style:style style:name="P9" style:family="paragraph" style:parent-style-name="Table_20_Contents" style:list-style-name="L8"/>
    <style:style style:name="P10" style:family="paragraph" style:parent-style-name="Table_20_Contents" style:list-style-name="L9"/>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oc">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Head">
            <text:p text:style-name="Contents_20_Heading">Table of Contents</text:p>
          </text:index-title>
          <text:p text:style-name="P11"><text:a xlink:type="simple" xlink:href="#__RefHeading__1650_661246912" text:style-name="Index_20_Link" text:visited-style-name="Index_20_Link">Introduction<text:tab/>2</text:a></text:p>
          <text:p text:style-name="P11"><text:a xlink:type="simple" xlink:href="#__RefHeading__1652_661246912" text:style-name="Index_20_Link" text:visited-style-name="Index_20_Link">Arguments Types<text:tab/>3</text:a></text:p>
          <text:p text:style-name="P11"><text:a xlink:type="simple" xlink:href="#__RefHeading__1654_661246912" text:style-name="Index_20_Link" text:visited-style-name="Index_20_Link">Command Structure<text:tab/>5</text:a></text:p>
          <text:p text:style-name="P12"><text:a xlink:type="simple" xlink:href="#__RefHeading__1656_661246912" text:style-name="Index_20_Link" text:visited-style-name="Index_20_Link">Header<text:tab/>5</text:a></text:p>
          <text:p text:style-name="P12"><text:a xlink:type="simple" xlink:href="#__RefHeading__1658_661246912" text:style-name="Index_20_Link" text:visited-style-name="Index_20_Link">Footer<text:tab/>5</text:a></text:p>
          <text:p text:style-name="P11"><text:a xlink:type="simple" xlink:href="#__RefHeading__1660_661246912" text:style-name="Index_20_Link" text:visited-style-name="Index_20_Link">General Commands<text:tab/>6</text:a></text:p>
          <text:p text:style-name="P12"><text:a xlink:type="simple" xlink:href="#__RefHeading__1662_661246912" text:style-name="Index_20_Link" text:visited-style-name="Index_20_Link">CommandOk<text:tab/>6</text:a></text:p>
          <text:p text:style-name="P12"><text:a xlink:type="simple" xlink:href="#__RefHeading__1664_661246912" text:style-name="Index_20_Link" text:visited-style-name="Index_20_Link">CommandError<text:tab/>6</text:a></text:p>
          <text:p text:style-name="P12"><text:a xlink:type="simple" xlink:href="#__RefHeading__1666_661246912" text:style-name="Index_20_Link" text:visited-style-name="Index_20_Link">CommandFailure<text:tab/>6</text:a></text:p>
          <text:p text:style-name="P11"><text:a xlink:type="simple" xlink:href="#__RefHeading__1668_661246912" text:style-name="Index_20_Link" text:visited-style-name="Index_20_Link">Low-level Commands<text:tab/>8</text:a></text:p>
          <text:p text:style-name="P12"><text:a xlink:type="simple" xlink:href="#__RefHeading__1670_661246912" text:style-name="Index_20_Link" text:visited-style-name="Index_20_Link">PacketTx<text:tab/>8</text:a></text:p>
          <text:p text:style-name="P12"><text:a xlink:type="simple" xlink:href="#__RefHeading__1672_661246912" text:style-name="Index_20_Link" text:visited-style-name="Index_20_Link">PacketTxStatus<text:tab/>8</text:a></text:p>
          <text:p text:style-name="P12"><text:a xlink:type="simple" xlink:href="#__RefHeading__1674_661246912" text:style-name="Index_20_Link" text:visited-style-name="Index_20_Link">PacketRx<text:tab/>9</text:a></text:p>
          <text:p text:style-name="P12"><text:a xlink:type="simple" xlink:href="#__RefHeading__1676_661246912" text:style-name="Index_20_Link" text:visited-style-name="Index_20_Link">Param<text:tab/>10</text:a></text:p>
          <text:p text:style-name="P12"><text:a xlink:type="simple" xlink:href="#__RefHeading__1678_661246912" text:style-name="Index_20_Link" text:visited-style-name="Index_20_Link">ParamGet<text:tab/>10</text:a></text:p>
          <text:p text:style-name="P12"><text:a xlink:type="simple" xlink:href="#__RefHeading__1680_661246912" text:style-name="Index_20_Link" text:visited-style-name="Index_20_Link">ParamSet<text:tab/>10</text:a></text:p>
          <text:p text:style-name="P11"><text:a xlink:type="simple" xlink:href="#__RefHeading__1682_661246912" text:style-name="Index_20_Link" text:visited-style-name="Index_20_Link">Plan Management<text:tab/>11</text:a></text:p>
          <text:p text:style-name="P12"><text:a xlink:type="simple" xlink:href="#__RefHeading__1684_661246912" text:style-name="Index_20_Link" text:visited-style-name="Index_20_Link">Abort<text:tab/>11</text:a></text:p>
          <text:p text:style-name="P12"><text:a xlink:type="simple" xlink:href="#__RefHeading__1686_661246912" text:style-name="Index_20_Link" text:visited-style-name="Index_20_Link">Aborted<text:tab/>11</text:a></text:p>
          <text:p text:style-name="P12"><text:a xlink:type="simple" xlink:href="#__RefHeading__1688_661246912" text:style-name="Index_20_Link" text:visited-style-name="Index_20_Link">PlanListGet<text:tab/>11</text:a></text:p>
          <text:p text:style-name="P12"><text:a xlink:type="simple" xlink:href="#__RefHeading__1690_661246912" text:style-name="Index_20_Link" text:visited-style-name="Index_20_Link">PlanList<text:tab/>11</text:a></text:p>
          <text:p text:style-name="P12"><text:a xlink:type="simple" xlink:href="#__RefHeading__1692_661246912" text:style-name="Index_20_Link" text:visited-style-name="Index_20_Link">PlanGet<text:tab/>11</text:a></text:p>
          <text:p text:style-name="P12"><text:a xlink:type="simple" xlink:href="#__RefHeading__1694_661246912" text:style-name="Index_20_Link" text:visited-style-name="Index_20_Link">Plan<text:tab/>11</text:a></text:p>
          <text:p text:style-name="P12"><text:a xlink:type="simple" xlink:href="#__RefHeading__1696_661246912" text:style-name="Index_20_Link" text:visited-style-name="Index_20_Link">PlanStart<text:tab/>12</text:a></text:p>
          <text:p text:style-name="P12"><text:a xlink:type="simple" xlink:href="#__RefHeading__1698_661246912" text:style-name="Index_20_Link" text:visited-style-name="Index_20_Link">PlanStarted<text:tab/>12</text:a></text:p>
          <text:p text:style-name="P12"><text:a xlink:type="simple" xlink:href="#__RefHeading__1700_661246912" text:style-name="Index_20_Link" text:visited-style-name="Index_20_Link">PlanStop<text:tab/>12</text:a></text:p>
          <text:p text:style-name="P12"><text:a xlink:type="simple" xlink:href="#__RefHeading__1702_661246912" text:style-name="Index_20_Link" text:visited-style-name="Index_20_Link">PlanStopped<text:tab/>12</text:a></text:p>
          <text:p text:style-name="P12"><text:a xlink:type="simple" xlink:href="#__RefHeading__1704_661246912" text:style-name="Index_20_Link" text:visited-style-name="Index_20_Link">PlanDelete<text:tab/>12</text:a></text:p>
          <text:p text:style-name="P12"><text:a xlink:type="simple" xlink:href="#__RefHeading__1706_661246912" text:style-name="Index_20_Link" text:visited-style-name="Index_20_Link">PlanDeleted<text:tab/>13</text:a></text:p>
          <text:p text:style-name="P12"><text:a xlink:type="simple" xlink:href="#__RefHeading__1708_661246912" text:style-name="Index_20_Link" text:visited-style-name="Index_20_Link">PlanAdd<text:tab/>13</text:a></text:p>
          <text:p text:style-name="P12"><text:a xlink:type="simple" xlink:href="#__RefHeading__1710_661246912" text:style-name="Index_20_Link" text:visited-style-name="Index_20_Link">PlanAdded<text:tab/>13</text:a></text:p>
          <text:p text:style-name="P11"><text:a xlink:type="simple" xlink:href="#__RefHeading__1712_661246912" text:style-name="Index_20_Link" text:visited-style-name="Index_20_Link">Sensor Management<text:tab/>14</text:a></text:p>
          <text:p text:style-name="P12"><text:a xlink:type="simple" xlink:href="#__RefHeading__1714_661246912" text:style-name="Index_20_Link" text:visited-style-name="Index_20_Link">SensorListGet<text:tab/>14</text:a></text:p>
          <text:p text:style-name="P12"><text:a xlink:type="simple" xlink:href="#__RefHeading__1716_661246912" text:style-name="Index_20_Link" text:visited-style-name="Index_20_Link">SensorList<text:tab/>14</text:a></text:p>
          <text:p text:style-name="P12"><text:a xlink:type="simple" xlink:href="#__RefHeading__1718_661246912" text:style-name="Index_20_Link" text:visited-style-name="Index_20_Link">SensorInfoGet<text:tab/>14</text:a></text:p>
          <text:p text:style-name="P12"><text:a xlink:type="simple" xlink:href="#__RefHeading__1720_661246912" text:style-name="Index_20_Link" text:visited-style-name="Index_20_Link">SensorInfo<text:tab/>14</text:a></text:p>
          <text:p text:style-name="P12"><text:a xlink:type="simple" xlink:href="#__RefHeading__1722_661246912" text:style-name="Index_20_Link" text:visited-style-name="Index_20_Link">SensorSampleGet<text:tab/>14</text:a></text:p>
          <text:p text:style-name="P12"><text:a xlink:type="simple" xlink:href="#__RefHeading__1724_661246912" text:style-name="Index_20_Link" text:visited-style-name="Index_20_Link">SensorSample<text:tab/>15</text:a></text:p>
          <text:p text:style-name="P11"><text:a xlink:type="simple" xlink:href="#__RefHeading__1726_661246912" text:style-name="Index_20_Link" text:visited-style-name="Index_20_Link">Position and Ranging<text:tab/>16</text:a></text:p>
          <text:p text:style-name="P12"><text:a xlink:type="simple" xlink:href="#__RefHeading__1728_661246912" text:style-name="Index_20_Link" text:visited-style-name="Index_20_Link">PositionGet<text:tab/>16</text:a></text:p>
          <text:p text:style-name="P12"><text:a xlink:type="simple" xlink:href="#__RefHeading__1730_661246912" text:style-name="Index_20_Link" text:visited-style-name="Index_20_Link">Position<text:tab/>16</text:a></text:p>
          <text:p text:style-name="P12"><text:a xlink:type="simple" xlink:href="#__RefHeading__1732_661246912" text:style-name="Index_20_Link" text:visited-style-name="Index_20_Link">RangeGet<text:tab/>16</text:a></text:p>
          <text:p text:style-name="P12"><text:a xlink:type="simple" xlink:href="#__RefHeading__1734_661246912" text:style-name="Index_20_Link" text:visited-style-name="Index_20_Link">Range<text:tab/>16</text:a></text:p>
        </text:index-body>
      </text:table-of-content>
      <text:p text:style-name="P1"/>
      <text:h text:style-name="Heading_20_1" text:outline-level="1"><text:bookmark-start text:name="__RefHeading__1650_661246912"/>Introduction<text:bookmark-end text:name="__RefHeading__1650_661246912"/></text:h>
      <text:p text:style-name="Standard">This document defines and describes a command-oriented protocol for interaction with the SUNSET framework. The syntax defined herein is applicable to resource constrained computational systems such as the ones used in autonomous vehicles. However, the semantics of the commands can be used with different data formats, such as XML. </text:p>
      <text:p text:style-name="P1"/>
      <text:h text:style-name="Heading_20_1" text:outline-level="1"><text:bookmark-start text:name="__RefHeading__1652_661246912"/>Arguments Types<text:bookmark-end text:name="__RefHeading__1652_661246912"/></text:h>
      <text:p text:style-name="Standard">Commands are sequences of arguments and each argument has an associated type. The following subsections describe all the valid types. </text:p>
      <text:h text:style-name="Heading_20_3" text:outline-level="3"><text:bookmark-start text:name="Integer"/>Integer<text:bookmark-end text:name="Integer"/></text:h>
      <text:p text:style-name="Standard">A number written without a fractional component. </text:p>
      <text:h text:style-name="Heading_20_3" text:outline-level="3"><text:bookmark-start text:name="Real"/>Real<text:bookmark-end text:name="Real"/></text:h>
      <text:p text:style-name="Standard">A real number. </text:p>
      <text:h text:style-name="Heading_20_3" text:outline-level="3"><text:bookmark-start text:name="String"/>String<text:bookmark-end text:name="String"/></text:h>
      <text:p text:style-name="Standard">A sequence of characters with arbitrary length. </text:p>
      <text:h text:style-name="Heading_20_3" text:outline-level="3"><text:bookmark-start text:name="ParamName"/>ParamName<text:bookmark-end text:name="ParamName"/></text:h>
      <text:p text:style-name="Standard">Name of a SUNSET internal parameter. </text:p>
      <text:list xml:id="list7873838553280569925" text:style-name="L1">
        <text:list-item>
          <text:p text:style-name="P2"><text:span text:style-name="T1">NODE_ID: </text:span>Network identifier of the local node. </text:p>
        </text:list-item>
        <text:list-item>
          <text:p text:style-name="P2"><text:span text:style-name="T1">BROADCAST_ID: </text:span>Network identifier of the broadcast address. </text:p>
        </text:list-item>
        <text:list-item>
          <text:p text:style-name="P2"><text:span text:style-name="T1">TX_POWER: </text:span>Transmission power level of the acoustic modem. </text:p>
        </text:list-item>
      </text:list>
      <text:h text:style-name="Heading_20_3" text:outline-level="3"><text:bookmark-start text:name="Position"/>Position<text:bookmark-end text:name="Position"/></text:h>
      <text:p text:style-name="Standard">Type describing the position of a system in the world. </text:p>
      <table:table table:name="Table 1" table:style-name="Table_20_1">
        <table:table-column table:style-name="Table_20_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in decimal degrees. </text:p>
          </table:table-cell>
        </table:table-row>
        <table:table-row>
          <table:table-cell office:value-type="string">
            <text:p text:style-name="Table_20_Contents">Depth</text:p>
          </table:table-cell>
          <table:table-cell office:value-type="string">
            <text:p text:style-name="Table_20_Contents"><text:bookmark-ref text:reference-format="text" text:ref-name="Real">Real</text:bookmark-ref></text:p>
          </table:table-cell>
          <table:table-cell office:value-type="string">
            <text:p text:style-name="Table_20_Contents">Depth in meters. Negative values denote invalid or unknown depths. </text:p>
          </table:table-cell>
        </table:table-row>
        <table:table-row>
          <table:table-cell office:value-type="string">
            <text:p text:style-name="Table_20_Contents">Altitude</text:p>
          </table:table-cell>
          <table:table-cell office:value-type="string">
            <text:p text:style-name="Table_20_Contents"><text:bookmark-ref text:reference-format="text" text:ref-name="Real">Real</text:bookmark-ref></text:p>
          </table:table-cell>
          <table:table-cell office:value-type="string">
            <text:p text:style-name="Table_20_Contents">Altitude in meters. Negative values denote invalid or unknown altitudes. </text:p>
          </table:table-cell>
        </table:table-row>
      </table:table>
      <text:h text:style-name="Heading_20_3" text:outline-level="3"><text:bookmark-start text:name="ZUnits"/>ZUnits<text:bookmark-end text:name="ZUnits"/></text:h>
      <text:p text:style-name="Standard">Z value units. </text:p>
      <text:list xml:id="list130859917717142" text:style-name="L2">
        <text:list-item>
          <text:p text:style-name="P3"><text:span text:style-name="T1">DEPTH: </text:span>Z value represents depth. </text:p>
        </text:list-item>
        <text:list-item>
          <text:p text:style-name="P3"><text:span text:style-name="T1">ALTITUDE: </text:span>Z value represents altitude. </text:p>
        </text:list-item>
      </text:list>
      <text:h text:style-name="Heading_20_3" text:outline-level="3"><text:bookmark-start text:name="ZReference"/>ZReference<text:bookmark-end text:name="ZReference"/></text:h>
      <text:p text:style-name="Standard">Z reference. </text:p>
      <table:table table:name="Table2" table:style-name="Table2">
        <table:table-column table:style-name="Table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Z Units</text:p>
          </table:table-cell>
          <table:table-cell office:value-type="string">
            <text:p text:style-name="Table_20_Contents"><text:bookmark-ref text:reference-format="text" text:ref-name="ZUnits">ZUnits</text:bookmark-ref></text:p>
          </table:table-cell>
          <table:table-cell office:value-type="string">
            <text:p text:style-name="Table_20_Contents">Z Units</text:p>
          </table:table-cell>
        </table:table-row>
        <table:table-row>
          <table:table-cell office:value-type="string">
            <text:p text:style-name="Table_20_Contents">Z Reference</text:p>
          </table:table-cell>
          <table:table-cell office:value-type="string">
            <text:p text:style-name="Table_20_Contents"><text:bookmark-ref text:reference-format="text" text:ref-name="Real">Real</text:bookmark-ref></text:p>
          </table:table-cell>
          <table:table-cell office:value-type="string">
            <text:p text:style-name="Table_20_Contents">Z Reference</text:p>
          </table:table-cell>
        </table:table-row>
      </table:table>
      <text:h text:style-name="Heading_20_3" text:outline-level="3"><text:bookmark-start text:name="SpeedUnits"/>SpeedUnits<text:bookmark-end text:name="SpeedUnits"/></text:h>
      <text:p text:style-name="Standard">Speed units. </text:p>
      <text:list xml:id="list130860464220423" text:style-name="L3">
        <text:list-item>
          <text:p text:style-name="P4"><text:span text:style-name="T1">METER_PS: </text:span>Speed is in m/s. </text:p>
        </text:list-item>
        <text:list-item>
          <text:p text:style-name="P4"><text:span text:style-name="T1">RPM: </text:span>Speed is in Rotations per Minute. </text:p>
        </text:list-item>
        <text:list-item>
          <text:p text:style-name="P4"><text:soft-page-break/><text:span text:style-name="T1">PERCENTAGE: </text:span>Speed is in percentage. </text:p>
        </text:list-item>
      </text:list>
      <text:h text:style-name="Heading_20_3" text:outline-level="3"><text:bookmark-start text:name="SpeedReference"/>SpeedReference<text:bookmark-end text:name="SpeedReference"/></text:h>
      <text:p text:style-name="Standard">Speed reference. </text:p>
      <table:table table:name="Table3" table:style-name="Table3">
        <table:table-column table:style-name="Table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peed Units</text:p>
          </table:table-cell>
          <table:table-cell office:value-type="string">
            <text:p text:style-name="Table_20_Contents"><text:bookmark-ref text:reference-format="text" text:ref-name="SpeedUnits">SpeedUnits</text:bookmark-ref></text:p>
          </table:table-cell>
          <table:table-cell office:value-type="string">
            <text:p text:style-name="Table_20_Contents">Speed Units</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Real">Real</text:bookmark-ref></text:p>
          </table:table-cell>
          <table:table-cell office:value-type="string">
            <text:p text:style-name="Table_20_Contents">Speed Reference</text:p>
          </table:table-cell>
        </table:table-row>
      </table:table>
      <text:h text:style-name="Heading_20_3" text:outline-level="3"><text:bookmark-start text:name="SensorInfoTuple"/>SensorInfoTuple<text:bookmark-end text:name="SensorInfoTuple"/></text:h>
      <text:p text:style-name="Standard">Sensor info tuple. </text:p>
      <table:table table:name="Table4" table:style-name="Table4">
        <table:table-column table:style-name="Table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ensor Id</text:p>
          </table:table-cell>
          <table:table-cell office:value-type="string">
            <text:p text:style-name="Table_20_Contents"><text:bookmark-ref text:reference-format="text" text:ref-name="Integer">Integer</text:bookmark-ref></text:p>
          </table:table-cell>
          <table:table-cell office:value-type="string">
            <text:p text:style-name="Table_20_Contents">Sensor Id</text:p>
          </table:table-cell>
        </table:table-row>
        <table:table-row>
          <table:table-cell office:value-type="string">
            <text:p text:style-name="Table_20_Contents">Sensor Vendor</text:p>
          </table:table-cell>
          <table:table-cell office:value-type="string">
            <text:p text:style-name="Table_20_Contents"><text:bookmark-ref text:reference-format="text" text:ref-name="String">String</text:bookmark-ref></text:p>
          </table:table-cell>
          <table:table-cell office:value-type="string">
            <text:p text:style-name="Table_20_Contents">Speed Reference</text:p>
          </table:table-cell>
        </table:table-row>
        <table:table-row>
          <table:table-cell office:value-type="string">
            <text:p text:style-name="Table_20_Contents">Sensor Model</text:p>
          </table:table-cell>
          <table:table-cell office:value-type="string">
            <text:p text:style-name="Table_20_Contents"><text:bookmark-ref text:reference-format="text" text:ref-name="String">String</text:bookmark-ref></text:p>
          </table:table-cell>
          <table:table-cell office:value-type="string">
            <text:p text:style-name="Table_20_Contents">Speed Reference</text:p>
          </table:table-cell>
        </table:table-row>
      </table:table>
      <text:h text:style-name="Heading_20_3" text:outline-level="3"><text:bookmark-start text:name="ManeuverGoto"/>ManeuverGoto<text:bookmark-end text:name="ManeuverGoto"/></text:h>
      <text:p text:style-name="Standard">A "Goto" is a maneuver specifying a movement of the vehicle to a target waypoint. The waypoint is described by the WGS-84 waypoint coordinate and target Z reference. </text:p>
      <table:table table:name="Table5" table:style-name="Table5">
        <table:table-column table:style-name="Table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text:p>
          </table:table-cell>
          <table:table-cell office:value-type="string">
            <text:p text:style-name="Table_20_Contents"><text:bookmark-ref text:reference-format="text" text:ref-name="String">String</text:bookmark-ref></text:p>
          </table:table-cell>
          <table:table-cell office:value-type="string">
            <text:p text:style-name="Table_20_Contents">Maneuver name. This argument has a fixed value of Goto.</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of target waypoint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of target waypoint in decimal degrees. </text:p>
          </table:table-cell>
        </table:table-row>
        <table:table-row>
          <table:table-cell office:value-type="string">
            <text:p text:style-name="Table_20_Contents">Timeout</text:p>
          </table:table-cell>
          <table:table-cell office:value-type="string">
            <text:p text:style-name="Table_20_Contents"><text:bookmark-ref text:reference-format="text" text:ref-name="Integer">Integer</text:bookmark-ref></text:p>
          </table:table-cell>
          <table:table-cell office:value-type="string">
            <text:p text:style-name="Table_20_Contents">The amount of time the maneuver is allowed to run in seconds. </text:p>
          </table:table-cell>
        </table:table-row>
        <table:table-row>
          <table:table-cell office:value-type="string">
            <text:p text:style-name="Table_20_Contents">Z Reference</text:p>
          </table:table-cell>
          <table:table-cell office:value-type="string">
            <text:p text:style-name="Table_20_Contents"><text:bookmark-ref text:reference-format="text" text:ref-name="ZReference">ZReference</text:bookmark-ref></text:p>
          </table:table-cell>
          <table:table-cell office:value-type="string">
            <text:p text:style-name="Table_20_Contents">Desired Z. </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SpeedReference">SpeedReference</text:bookmark-ref></text:p>
          </table:table-cell>
          <table:table-cell office:value-type="string">
            <text:p text:style-name="Table_20_Contents">Desired Z. </text:p>
          </table:table-cell>
        </table:table-row>
      </table:table>
      <text:h text:style-name="Heading_20_3" text:outline-level="3"><text:bookmark-start text:name="ManeuverStationKeeping"/>ManeuverStationKeeping<text:bookmark-end text:name="ManeuverStationKeeping"/></text:h>
      <text:p text:style-name="Standard">The Station Keeping maneuver makes the vehicle come to the surface and then enter a given circular perimeter around a waypoint coordinate for a certain amount of time. </text:p>
      <table:table table:name="Table6" table:style-name="Table6">
        <table:table-column table:style-name="Table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text:p>
          </table:table-cell>
          <table:table-cell office:value-type="string">
            <text:p text:style-name="Table_20_Contents"><text:bookmark-ref text:reference-format="text" text:ref-name="String">String</text:bookmark-ref></text:p>
          </table:table-cell>
          <table:table-cell office:value-type="string">
            <text:p text:style-name="Table_20_Contents">Maneuver name. This argument has a fixed value of StationKeeping.</text:p>
          </table:table-cell>
        </table:table-row>
        <table:table-row>
          <table:table-cell office:value-type="string">
            <text:p text:style-name="Table_20_Contents">Latitude</text:p>
          </table:table-cell>
          <table:table-cell office:value-type="string">
            <text:p text:style-name="Table_20_Contents"><text:bookmark-ref text:reference-format="text" text:ref-name="Real">Real</text:bookmark-ref></text:p>
          </table:table-cell>
          <table:table-cell office:value-type="string">
            <text:p text:style-name="Table_20_Contents">WGS-84 Latitude of target waypoint in decimal degrees. </text:p>
          </table:table-cell>
        </table:table-row>
        <table:table-row>
          <table:table-cell office:value-type="string">
            <text:p text:style-name="Table_20_Contents">Longitude</text:p>
          </table:table-cell>
          <table:table-cell office:value-type="string">
            <text:p text:style-name="Table_20_Contents"><text:bookmark-ref text:reference-format="text" text:ref-name="Real">Real</text:bookmark-ref></text:p>
          </table:table-cell>
          <table:table-cell office:value-type="string">
            <text:p text:style-name="Table_20_Contents">WGS-84 Longitude of target waypoint in decimal degrees. </text:p>
          </table:table-cell>
        </table:table-row>
        <table:table-row>
          <table:table-cell office:value-type="string">
            <text:p text:style-name="Table_20_Contents">Z Reference</text:p>
          </table:table-cell>
          <table:table-cell office:value-type="string">
            <text:p text:style-name="Table_20_Contents"><text:bookmark-ref text:reference-format="text" text:ref-name="ZReference">ZReference</text:bookmark-ref></text:p>
          </table:table-cell>
          <table:table-cell office:value-type="string">
            <text:p text:style-name="Table_20_Contents">Desired Z. </text:p>
          </table:table-cell>
        </table:table-row>
        <table:table-row>
          <table:table-cell office:value-type="string">
            <text:p text:style-name="Table_20_Contents">Speed Reference</text:p>
          </table:table-cell>
          <table:table-cell office:value-type="string">
            <text:p text:style-name="Table_20_Contents"><text:bookmark-ref text:reference-format="text" text:ref-name="SpeedReference">SpeedReference</text:bookmark-ref></text:p>
          </table:table-cell>
          <table:table-cell office:value-type="string">
            <text:p text:style-name="Table_20_Contents">Desired Z. </text:p>
          </table:table-cell>
        </table:table-row>
        <table:table-row>
          <table:table-cell office:value-type="string">
            <text:p text:style-name="Table_20_Contents">Radius</text:p>
          </table:table-cell>
          <table:table-cell office:value-type="string">
            <text:p text:style-name="Table_20_Contents"><text:bookmark-ref text:reference-format="text" text:ref-name="Real">Real</text:bookmark-ref></text:p>
          </table:table-cell>
          <table:table-cell office:value-type="string">
            <text:p text:style-name="Table_20_Contents">Radius of the maneuver. </text:p>
          </table:table-cell>
        </table:table-row>
        <table:table-row>
          <table:table-cell office:value-type="string">
            <text:p text:style-name="Table_20_Contents">Duration</text:p>
          </table:table-cell>
          <table:table-cell office:value-type="string">
            <text:p text:style-name="Table_20_Contents"><text:bookmark-ref text:reference-format="text" text:ref-name="Integer">Integer</text:bookmark-ref></text:p>
          </table:table-cell>
          <table:table-cell office:value-type="string">
            <text:p text:style-name="Table_20_Contents">Maneuver duration. For unlimited duration use 0. </text:p>
          </table:table-cell>
        </table:table-row>
      </table:table>
      <text:p text:style-name="P1"/>
      <text:h text:style-name="Heading_20_1" text:outline-level="1"><text:bookmark-start text:name="__RefHeading__1654_661246912"/>Command Structure<text:bookmark-end text:name="__RefHeading__1654_661246912"/></text:h>
      <text:h text:style-name="Heading_20_2" text:outline-level="2"><text:bookmark-start text:name="__RefHeading__1656_661246912"/>Header<text:bookmark-end text:name="__RefHeading__1656_661246912"/></text:h>
      <text:p text:style-name="Standard">Header format. </text:p>
      <table:table table:name="Table7" table:style-name="Table7">
        <table:table-column table:style-name="Table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refix</text:p>
          </table:table-cell>
          <table:table-cell office:value-type="string">
            <text:p text:style-name="Table_20_Contents"><text:bookmark-ref text:reference-format="text" text:ref-name="String">String</text:bookmark-ref></text:p>
          </table:table-cell>
          <table:table-cell office:value-type="string">
            <text:p text:style-name="Table_20_Contents">Synchronization field of all SUNSET commands. This argument has a fixed value of SSC.</text:p>
          </table:table-cell>
        </table:table-row>
        <table:table-row>
          <table:table-cell office:value-type="string">
            <text:p text:style-name="Table_20_Contents">Version</text:p>
          </table:table-cell>
          <table:table-cell office:value-type="string">
            <text:p text:style-name="Table_20_Contents"><text:bookmark-ref text:reference-format="text" text:ref-name="Integer">Integer</text:bookmark-ref></text:p>
          </table:table-cell>
          <table:table-cell office:value-type="string">
            <text:p text:style-name="Table_20_Contents">This field conveys the version of the command. </text:p>
          </table:table-cell>
        </table:table-row>
        <table:table-row>
          <table:table-cell office:value-type="string">
            <text:p text:style-name="Table_20_Contents">Flags</text:p>
          </table:table-cell>
          <table:table-cell office:value-type="string">
            <text:p text:style-name="Table_20_Contents"><text:bookmark-ref text:reference-format="text" text:ref-name="Integer">Integer</text:bookmark-ref></text:p>
          </table:table-cell>
          <table:table-cell office:value-type="string">
            <text:p text:style-name="Table_20_Contents"/>
          </table:table-cell>
        </table:table-row>
        <table:table-row>
          <table:table-cell office:value-type="string">
            <text:p text:style-name="Table_20_Contents">Time-to-live</text:p>
          </table:table-cell>
          <table:table-cell office:value-type="string">
            <text:p text:style-name="Table_20_Contents"><text:bookmark-ref text:reference-format="text" text:ref-name="Integer">Integer</text:bookmark-ref></text:p>
          </table:table-cell>
          <table:table-cell office:value-type="string">
            <text:p text:style-name="Table_20_Contents">The number of seconds, after which the command will expire if not successfuly acted upon. </text:p>
          </table:table-cell>
        </table:table-row>
        <table:table-row>
          <table:table-cell office:value-type="string">
            <text:p text:style-name="Table_20_Contents">Priority</text:p>
          </table:table-cell>
          <table:table-cell office:value-type="string">
            <text:p text:style-name="Table_20_Contents"><text:bookmark-ref text:reference-format="text" text:ref-name="Integer">Integer</text:bookmark-ref></text:p>
          </table:table-cell>
          <table:table-cell office:value-type="string">
            <text:p text:style-name="Table_20_Contents">The priority of the command. The higher the number the higher the priority. </text:p>
          </table:table-cell>
        </table:table-row>
        <table:table-row>
          <table:table-cell office:value-type="string">
            <text:p text:style-name="Table_20_Contents">Source</text:p>
          </table:table-cell>
          <table:table-cell office:value-type="string">
            <text:p text:style-name="Table_20_Contents"><text:bookmark-ref text:reference-format="text" text:ref-name="Integer">Integer</text:bookmark-ref></text:p>
          </table:table-cell>
          <table:table-cell office:value-type="string">
            <text:p text:style-name="Table_20_Contents">Source node identifier. </text:p>
          </table:table-cell>
        </table:table-row>
        <table:table-row>
          <table:table-cell office:value-type="string">
            <text:p text:style-name="Table_20_Contents">Destinations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destination addresses in the Destinations field. </text:p>
          </table:table-cell>
        </table:table-row>
        <table:table-row>
          <table:table-cell office:value-type="string">
            <text:p text:style-name="Table_20_Contents">Destinations</text:p>
          </table:table-cell>
          <table:table-cell office:value-type="string">
            <text:p text:style-name="Table_20_Contents">List of <text:bookmark-ref text:reference-format="text" text:ref-name="Integer">Integer</text:bookmark-ref></text:p>
          </table:table-cell>
          <table:table-cell office:value-type="string">
            <text:p text:style-name="Table_20_Contents">List of identifiers of destination nodes. </text:p>
          </table:table-cell>
        </table:table-row>
        <table:table-row>
          <table:table-cell office:value-type="string">
            <text:p text:style-name="Table_20_Contents">Command 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command. </text:p>
          </table:table-cell>
        </table:table-row>
      </table:table>
      <text:h text:style-name="Heading_20_2" text:outline-level="2"><text:bookmark-start text:name="__RefHeading__1658_661246912"/>Footer<text:bookmark-end text:name="__RefHeading__1658_661246912"/></text:h>
      <text:p text:style-name="Standard">Footer. </text:p>
      <table:table table:name="Table8" table:style-name="Table8">
        <table:table-column table:style-name="Table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CRC16</text:p>
          </table:table-cell>
          <table:table-cell office:value-type="string">
            <text:p text:style-name="Table_20_Contents"><text:bookmark-ref text:reference-format="text" text:ref-name="Integer">Integer</text:bookmark-ref></text:p>
          </table:table-cell>
          <table:table-cell office:value-type="string">
            <text:p text:style-name="Table_20_Contents">CRC-16-IBM of all preceding octects. The polynomial used is x^16 + x^15 + x^2 + 1 (0x8005) </text:p>
          </table:table-cell>
        </table:table-row>
        <table:table-row>
          <table:table-cell office:value-type="string">
            <text:p text:style-name="Table_20_Contents">Terminator</text:p>
          </table:table-cell>
          <table:table-cell office:value-type="string">
            <text:p text:style-name="Table_20_Contents"><text:bookmark-ref text:reference-format="text" text:ref-name="String">String</text:bookmark-ref></text:p>
          </table:table-cell>
          <table:table-cell office:value-type="string">
            <text:p text:style-name="Table_20_Contents">Command terminator. This argument has a fixed value of \n.</text:p>
          </table:table-cell>
        </table:table-row>
      </table:table>
      <text:p text:style-name="P1"/>
      <text:h text:style-name="Heading_20_1" text:outline-level="1"><text:bookmark-start text:name="__RefHeading__1660_661246912"/>General Commands<text:bookmark-end text:name="__RefHeading__1660_661246912"/></text:h>
      <text:p text:style-name="Standard">General Commands. </text:p>
      <text:h text:style-name="Heading_20_2" text:outline-level="2"><text:bookmark-start text:name="__RefHeading__1662_661246912"/>CommandOk<text:bookmark-end text:name="__RefHeading__1662_661246912"/></text:h>
      <text:p text:style-name="Standard">This command shall be sent immediately in response to a command that was received, decoded and correctly interpreted. </text:p>
      <text:h text:style-name="Heading_20_3" text:outline-level="3">Arguments</text:h>
      <table:table table:name="Table9" table:style-name="Table9">
        <table:table-column table:style-name="Table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received command. </text:p>
          </table:table-cell>
        </table:table-row>
      </table:table>
      <text:h text:style-name="Heading_20_2" text:outline-level="2"><text:bookmark-start text:name="__RefHeading__1664_661246912"/>CommandError<text:bookmark-end text:name="__RefHeading__1664_661246912"/></text:h>
      <text:p text:style-name="Standard">This command shall be sent immediately in response to a command that could not be interpreted or fulfilled. </text:p>
      <text:h text:style-name="Heading_20_3" text:outline-level="3">Arguments</text:h>
      <table:table table:name="Table10" table:style-name="Table10">
        <table:table-column table:style-name="Table1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This field conveys the reason for the error. </text:p>
            <text:list xml:id="list130860379735534" text:style-name="L4">
              <text:list-item>
                <text:p text:style-name="P5"><text:span text:style-name="T1">INVALID_CRC: </text:span>The CRC of the command is not present or is invalid. </text:p>
              </text:list-item>
              <text:list-item>
                <text:p text:style-name="P5"><text:span text:style-name="T1">INVALID_FORMAT: </text:span>The command has an invalid format. </text:p>
              </text:list-item>
              <text:list-item>
                <text:p text:style-name="P5"><text:span text:style-name="T1">INVALID_VERSION: </text:span>The command has a version that it not supported. </text:p>
              </text:list-item>
              <text:list-item>
                <text:p text:style-name="P5"><text:span text:style-name="T1">INVALID_REQUEST: </text:span>The command contained an invalid request. </text:p>
              </text:list-item>
              <text:list-item>
                <text:p text:style-name="P5"><text:span text:style-name="T1">INVALID_VALUE: </text:span>The command contained an invalid value. </text:p>
              </text:list-item>
              <text:list-item>
                <text:p text:style-name="P5"><text:span text:style-name="T1">BUSY: </text:span>The command cannot be fulfilled at the present time. </text:p>
              </text:list-item>
            </text:list>
          </table:table-cell>
        </table:table-row>
      </table:table>
      <text:h text:style-name="Heading_20_2" text:outline-level="2"><text:bookmark-start text:name="__RefHeading__1666_661246912"/>CommandFailure<text:bookmark-end text:name="__RefHeading__1666_661246912"/></text:h>
      <text:p text:style-name="Standard">This command shall be sent asynchronously when a command that was previously accepted fails permanently in an unrecoverable way. </text:p>
      <text:h text:style-name="Heading_20_3" text:outline-level="3">Arguments</text:h>
      <table:table table:name="Table11" table:style-name="Table11">
        <table:table-column table:style-name="Table1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This field conveys the reason for the failure. </text:p>
            <text:list xml:id="list130860950358512" text:style-name="L5">
              <text:list-item>
                <text:p text:style-name="P6"><text:soft-page-break/><text:span text:style-name="T1">INVALID_VERSION: </text:span>The command has a version that it not supported by the remote node. </text:p>
              </text:list-item>
              <text:list-item>
                <text:p text:style-name="P6"><text:span text:style-name="T1">INVALID_REQUEST: </text:span>The command contained a request that was considered invalid by the remote node. </text:p>
              </text:list-item>
              <text:list-item>
                <text:p text:style-name="P6"><text:span text:style-name="T1">EXPIRED: </text:span>The command's time-to-live was reached. </text:p>
              </text:list-item>
              <text:list-item>
                <text:p text:style-name="P6"><text:span text:style-name="T1">INTERNAL_ERROR: </text:span>The system cannot execute the command for some internal problem. </text:p>
              </text:list-item>
            </text:list>
          </table:table-cell>
        </table:table-row>
        <table:table-row>
          <table:table-cell office:value-type="string">
            <text:p text:style-name="Table_20_Contents">Sequence Number</text:p>
          </table:table-cell>
          <table:table-cell office:value-type="string">
            <text:p text:style-name="Table_20_Contents"><text:bookmark-ref text:reference-format="text" text:ref-name="Integer">Integer</text:bookmark-ref></text:p>
          </table:table-cell>
          <table:table-cell office:value-type="string">
            <text:p text:style-name="Table_20_Contents">A non-negative number conveying the unique sequence number of the request. The number -1 means no sequence number was issued for this particular command (e.g., local request). The sequence number will wrap around at an unspecified number. However, SUNSET shall guarantee that all requests currently being processed will have unique sequence numbers. </text:p>
          </table:table-cell>
        </table:table-row>
      </table:table>
      <text:p text:style-name="P1"/>
      <text:h text:style-name="Heading_20_1" text:outline-level="1"><text:bookmark-start text:name="__RefHeading__1668_661246912"/>Low-level Commands<text:bookmark-end text:name="__RefHeading__1668_661246912"/></text:h>
      <text:p text:style-name="Standard">Low-level commands. </text:p>
      <text:h text:style-name="Heading_20_2" text:outline-level="2"><text:bookmark-start text:name="__RefHeading__1670_661246912"/>PacketTx<text:bookmark-end text:name="__RefHeading__1670_661246912"/></text:h>
      <text:p text:style-name="Standard">This command requests transmission of a packet with user-defined data. Upon reception SUNSET shall reply with a PacketTxStatus with a RECEIVED Status Code. </text:p>
      <text:h text:style-name="Heading_20_3" text:outline-level="3">Arguments</text:h>
      <table:table table:name="Table12" table:style-name="Table12">
        <table:table-column table:style-name="Table1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Data Length</text:p>
          </table:table-cell>
          <table:table-cell office:value-type="string">
            <text:p text:style-name="Table_20_Contents"><text:bookmark-ref text:reference-format="text" text:ref-name="Integer">Integer</text:bookmark-ref></text:p>
          </table:table-cell>
          <table:table-cell office:value-type="string">
            <text:p text:style-name="Table_20_Contents">Number of characters of the Data field. </text:p>
          </table:table-cell>
        </table:table-row>
        <table:table-row>
          <table:table-cell office:value-type="string">
            <text:p text:style-name="Table_20_Contents">Data</text:p>
          </table:table-cell>
          <table:table-cell office:value-type="string">
            <text:p text:style-name="Table_20_Contents"><text:bookmark-ref text:reference-format="text" text:ref-name="String">String</text:bookmark-ref></text:p>
          </table:table-cell>
          <table:table-cell office:value-type="string">
            <text:p text:style-name="Table_20_Contents">Hexadecimal coded data octets. Two upper case characters per octet (00-FF). </text:p>
          </table:table-cell>
        </table:table-row>
      </table:table>
      <text:h text:style-name="Heading_20_2" text:outline-level="2"><text:bookmark-start text:name="__RefHeading__1672_661246912"/>PacketTxStatus<text:bookmark-end text:name="__RefHeading__1672_661246912"/></text:h>
      <text:p text:style-name="Standard">This command conveys the status of a transmission request. It shall be sent in reply to a PacketTx command or asynchronously in the case of unsolicited SUNRISE internal transmissions. </text:p>
      <text:h text:style-name="Heading_20_3" text:outline-level="3">Arguments</text:h>
      <table:table table:name="Table13" table:style-name="Table13">
        <table:table-column table:style-name="Table1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Sequence Number</text:p>
          </table:table-cell>
          <table:table-cell office:value-type="string">
            <text:p text:style-name="Table_20_Contents"><text:bookmark-ref text:reference-format="text" text:ref-name="Integer">Integer</text:bookmark-ref></text:p>
          </table:table-cell>
          <table:table-cell office:value-type="string">
            <text:p text:style-name="Table_20_Contents">A non-negative number conveying the unique sequence number of the request. The number -1 means no sequence number was issued for this particular command (e.g., local request). The sequence number will wrap around at an unspecified number. However, SUNSET shall guarantee that all requests currently being processed will have unique sequence numbers. </text:p>
          </table:table-cell>
        </table:table-row>
        <table:table-row>
          <table:table-cell office:value-type="string">
            <text:p text:style-name="Table_20_Contents">Status</text:p>
          </table:table-cell>
          <table:table-cell office:value-type="string">
            <text:p text:style-name="Table_20_Contents"><text:bookmark-ref text:reference-format="text" text:ref-name="String">String</text:bookmark-ref></text:p>
          </table:table-cell>
          <table:table-cell office:value-type="string">
            <text:p text:style-name="Table_20_Contents">Status of the transmission request. </text:p>
            <text:list xml:id="list130861177299156" text:style-name="L6">
              <text:list-item>
                <text:p text:style-name="P7"><text:span text:style-name="T1">RECEIVED: </text:span>The transmission request was received and is being processed. </text:p>
              </text:list-item>
              <text:list-item>
                <text:p text:style-name="P7"><text:span text:style-name="T1">ERROR: </text:span>An error has occurred while processing the transmission. See field Error Code for more information. </text:p>
              </text:list-item>
              <text:list-item>
                <text:p text:style-name="P7"><text:span text:style-name="T1">QUEUED: </text:span>The transmission request has <text:soft-page-break/>been queued and is waiting to be transmitted. </text:p>
              </text:list-item>
              <text:list-item>
                <text:p text:style-name="P7"><text:span text:style-name="T1">TX_START: </text:span>Transmission of the request has started. In cases where the request is broken down into several modem frames several PacketTxStatus messages with this Status Code shall be sent, one for each frame. </text:p>
              </text:list-item>
              <text:list-item>
                <text:p text:style-name="P7"><text:span text:style-name="T1">TX_END: </text:span>Transmission of the request has ended. The remarks of START_TX also apply to this status code. </text:p>
              </text:list-item>
              <text:list-item>
                <text:p text:style-name="P7"><text:span text:style-name="T1">TRANSMITTED: </text:span>Packet was successfully transmitted in its entirety. </text:p>
              </text:list-item>
              <text:list-item>
                <text:p text:style-name="P7"><text:span text:style-name="T1">DELIVERED: </text:span>Packet was received in its entirety by the destination nodes. </text:p>
              </text:list-item>
              <text:list-item>
                <text:p text:style-name="P7"><text:span text:style-name="T1">EXPIRED: </text:span>The time-to-live of the transmission request was reached, and the packet was not transmitted or delivered in its entirety. </text:p>
              </text:list-item>
              <text:list-item>
                <text:p text:style-name="P7"><text:span text:style-name="T1">CANCELED: </text:span>The packet transmission request was canceled. </text:p>
              </text:list-item>
            </text:list>
          </table:table-cell>
        </table:table-row>
        <table:table-row>
          <table:table-cell office:value-type="string">
            <text:p text:style-name="Table_20_Contents">Error</text:p>
          </table:table-cell>
          <table:table-cell office:value-type="string">
            <text:p text:style-name="Table_20_Contents"><text:bookmark-ref text:reference-format="text" text:ref-name="String">String</text:bookmark-ref></text:p>
          </table:table-cell>
          <table:table-cell office:value-type="string">
            <text:p text:style-name="Table_20_Contents">Error type. </text:p>
            <text:list xml:id="list130859990474518" text:style-name="L7">
              <text:list-item>
                <text:p text:style-name="P8"><text:span text:style-name="T1">SUCCESS: </text:span>No error has occurred. </text:p>
              </text:list-item>
              <text:list-item>
                <text:p text:style-name="P8"><text:span text:style-name="T1">TX_RETRY_LIMIT: </text:span>Maximum number of transmission retries was reached. </text:p>
              </text:list-item>
            </text:list>
          </table:table-cell>
        </table:table-row>
      </table:table>
      <text:h text:style-name="Heading_20_2" text:outline-level="2"><text:bookmark-start text:name="__RefHeading__1674_661246912"/>PacketRx<text:bookmark-end text:name="__RefHeading__1674_661246912"/></text:h>
      <text:p text:style-name="Standard">Notification of packet reception. </text:p>
      <text:h text:style-name="Heading_20_3" text:outline-level="3">Arguments</text:h>
      <table:table table:name="Table14" table:style-name="Table14">
        <table:table-column table:style-name="Table1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Data Length</text:p>
          </table:table-cell>
          <table:table-cell office:value-type="string">
            <text:p text:style-name="Table_20_Contents"><text:bookmark-ref text:reference-format="text" text:ref-name="Integer">Integer</text:bookmark-ref></text:p>
          </table:table-cell>
          <table:table-cell office:value-type="string">
            <text:p text:style-name="Table_20_Contents">Number of characters of the Data field. </text:p>
          </table:table-cell>
        </table:table-row>
        <table:table-row>
          <table:table-cell office:value-type="string">
            <text:p text:style-name="Table_20_Contents">Data</text:p>
          </table:table-cell>
          <table:table-cell office:value-type="string">
            <text:p text:style-name="Table_20_Contents"><text:bookmark-ref text:reference-format="text" text:ref-name="String">String</text:bookmark-ref></text:p>
          </table:table-cell>
          <table:table-cell office:value-type="string">
            <text:p text:style-name="Table_20_Contents">Hexadecimal coded data octets. Two upper case characters per octet (00-FF). </text:p>
          </table:table-cell>
        </table:table-row>
      </table:table>
      <text:h text:style-name="Heading_20_2" text:outline-level="2"><text:bookmark-start text:name="__RefHeading__1676_661246912"/><text:soft-page-break/>Param<text:bookmark-end text:name="__RefHeading__1676_661246912"/></text:h>
      <text:p text:style-name="Standard">The Param command shall be dispatched in response to a ParamGet or ParamSet commands in response to a get or set command. </text:p>
      <text:h text:style-name="Heading_20_3" text:outline-level="3">Arguments</text:h>
      <table:table table:name="Table15" table:style-name="Table15">
        <table:table-column table:style-name="Table1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row>
          <table:table-cell office:value-type="string">
            <text:p text:style-name="Table_20_Contents">Value</text:p>
          </table:table-cell>
          <table:table-cell office:value-type="string">
            <text:p text:style-name="Table_20_Contents"><text:bookmark-ref text:reference-format="text" text:ref-name="String">String</text:bookmark-ref></text:p>
          </table:table-cell>
          <table:table-cell office:value-type="string">
            <text:p text:style-name="Table_20_Contents">The value for the requested setting. The format of the value depends on the target setting. See Table X for a description of valid parameters. </text:p>
          </table:table-cell>
        </table:table-row>
      </table:table>
      <text:h text:style-name="Heading_20_2" text:outline-level="2"><text:bookmark-start text:name="__RefHeading__1678_661246912"/>ParamGet<text:bookmark-end text:name="__RefHeading__1678_661246912"/></text:h>
      <text:p text:style-name="Standard">The UamParamGet command shall instruct the destination system(s) to return the value for the given setting (parameter). Upon reception and interpretation, each destination system shall reply with a UamParam command. </text:p>
      <text:h text:style-name="Heading_20_3" text:outline-level="3">Arguments</text:h>
      <table:table table:name="Table16" table:style-name="Table16">
        <table:table-column table:style-name="Table1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
      <text:h text:style-name="Heading_20_2" text:outline-level="2"><text:bookmark-start text:name="__RefHeading__1680_661246912"/>ParamSet<text:bookmark-end text:name="__RefHeading__1680_661246912"/></text:h>
      <text:p text:style-name="Standard">The UamParamSet command shall instruct the destination system(s) to set the target parameter with the given value. Upon reception and interpretation, each destination system shall reply with a UamParam command. </text:p>
      <text:h text:style-name="Heading_20_3" text:outline-level="3">Arguments</text:h>
      <table:table table:name="Table17" table:style-name="Table17">
        <table:table-column table:style-name="Table1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Name</text:p>
          </table:table-cell>
          <table:table-cell office:value-type="string">
            <text:p text:style-name="Table_20_Contents"><text:bookmark-ref text:reference-format="text" text:ref-name="ParamName">ParamName</text:bookmark-ref></text:p>
          </table:table-cell>
          <table:table-cell office:value-type="string">
            <text:p text:style-name="Table_20_Contents">The name of the setting/parameter to get. </text:p>
          </table:table-cell>
        </table:table-row>
        <table:table-row>
          <table:table-cell office:value-type="string">
            <text:p text:style-name="Table_20_Contents">Value</text:p>
          </table:table-cell>
          <table:table-cell office:value-type="string">
            <text:p text:style-name="Table_20_Contents"><text:bookmark-ref text:reference-format="text" text:ref-name="String">String</text:bookmark-ref></text:p>
          </table:table-cell>
          <table:table-cell office:value-type="string">
            <text:p text:style-name="Table_20_Contents">The value for the requested setting. The format of the value depends on the target setting. See Table X for a description of valid parameters. </text:p>
          </table:table-cell>
        </table:table-row>
      </table:table>
      <text:p text:style-name="P1"/>
      <text:h text:style-name="Heading_20_1" text:outline-level="1"><text:bookmark-start text:name="__RefHeading__1682_661246912"/>Plan Management<text:bookmark-end text:name="__RefHeading__1682_661246912"/></text:h>
      <text:p text:style-name="Standard">Plan management commands.</text:p>
      <text:h text:style-name="Heading_20_2" text:outline-level="2"><text:bookmark-start text:name="__RefHeading__1684_661246912"/>Abort<text:bookmark-end text:name="__RefHeading__1684_661246912"/></text:h>
      <text:p text:style-name="Standard">The Abort command shall instruct the destination system(s) to cancel any type of automatic control and enter standby mode. Upon reception and interpretation, each destination system shall reply with an Aborted command. </text:p>
      <text:h text:style-name="Heading_20_3" text:outline-level="3">Arguments</text:h>
      <text:p text:style-name="Standard">This command has no arguments.</text:p>
      <text:h text:style-name="Heading_20_2" text:outline-level="2"><text:bookmark-start text:name="__RefHeading__1686_661246912"/>Aborted<text:bookmark-end text:name="__RefHeading__1686_661246912"/></text:h>
      <text:p text:style-name="Standard">The Aborted command shall be dispatched in response to an Abort command. </text:p>
      <text:h text:style-name="Heading_20_3" text:outline-level="3">Arguments</text:h>
      <text:p text:style-name="Standard">This command has no arguments.</text:p>
      <text:h text:style-name="Heading_20_2" text:outline-level="2"><text:bookmark-start text:name="__RefHeading__1688_661246912"/>PlanListGet<text:bookmark-end text:name="__RefHeading__1688_661246912"/></text:h>
      <text:p text:style-name="Standard">The PlanListGet command shall instruct the destination system(s) to return the list of plans that can be executed on the target system(s). Upon reception and interpretation, each destination system shall reply with a PlanList command. </text:p>
      <text:h text:style-name="Heading_20_3" text:outline-level="3">Arguments</text:h>
      <text:p text:style-name="Standard">This command has no arguments.</text:p>
      <text:h text:style-name="Heading_20_2" text:outline-level="2"><text:bookmark-start text:name="__RefHeading__1690_661246912"/>PlanList<text:bookmark-end text:name="__RefHeading__1690_661246912"/></text:h>
      <text:p text:style-name="Standard">The PlanList command shall be dispatched in response to a PlanListGet command. </text:p>
      <text:h text:style-name="Heading_20_3" text:outline-level="3">Arguments</text:h>
      <table:table table:name="Table18" table:style-name="Table18">
        <table:table-column table:style-name="Table1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plans available on the system. </text:p>
          </table:table-cell>
        </table:table-row>
        <table:table-row>
          <table:table-cell office:value-type="string">
            <text:p text:style-name="Table_20_Contents">Plan Names</text:p>
          </table:table-cell>
          <table:table-cell office:value-type="string">
            <text:p text:style-name="Table_20_Contents">List of <text:bookmark-ref text:reference-format="text" text:ref-name="String">String</text:bookmark-ref></text:p>
          </table:table-cell>
          <table:table-cell office:value-type="string">
            <text:p text:style-name="Table_20_Contents">List of available plan names. </text:p>
          </table:table-cell>
        </table:table-row>
      </table:table>
      <text:h text:style-name="Heading_20_2" text:outline-level="2"><text:bookmark-start text:name="__RefHeading__1692_661246912"/>PlanGet<text:bookmark-end text:name="__RefHeading__1692_661246912"/></text:h>
      <text:p text:style-name="Standard">The PlanGet command shall instruct the destination system(s) to return the list of maneuvers for the requested plan. Upon reception and interpretation, each destination system shall reply with a Plan command. </text:p>
      <text:h text:style-name="Heading_20_3" text:outline-level="3">Arguments</text:h>
      <table:table table:name="Table19" table:style-name="Table19">
        <table:table-column table:style-name="Table1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Name of the desired plan. </text:p>
          </table:table-cell>
        </table:table-row>
      </table:table>
      <text:h text:style-name="Heading_20_2" text:outline-level="2"><text:bookmark-start text:name="__RefHeading__1694_661246912"/>Plan<text:bookmark-end text:name="__RefHeading__1694_661246912"/></text:h>
      <text:p text:style-name="Standard">The Plan command shall be dispatched in response to a PlanGet command. </text:p>
      <text:h text:style-name="Heading_20_3" text:outline-level="3"><text:soft-page-break/>Arguments</text:h>
      <table:table table:name="Table20" table:style-name="Table20">
        <table:table-column table:style-name="Table2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aneuver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aneuvers for the requested plan. It is 0 if the requested plan is not a valid plan (not available on the system or with no maneuvers). </text:p>
          </table:table-cell>
        </table:table-row>
        <table:table-row>
          <table:table-cell office:value-type="string">
            <text:p text:style-name="Table_20_Contents">Maneuver List</text:p>
          </table:table-cell>
          <table:table-cell office:value-type="string">
            <text:p text:style-name="Table_20_Contents">List of: </text:p>
            <text:list xml:id="list130861831661752" text:style-name="L8">
              <text:list-item>
                <text:p text:style-name="P9"><text:bookmark-ref text:reference-format="text" text:ref-name="ManeuverGoto">ManeuverGoto</text:bookmark-ref></text:p>
              </text:list-item>
              <text:list-item>
                <text:p text:style-name="P9"><text:bookmark-ref text:reference-format="text" text:ref-name="ManeuverStationKeeping">ManeuverStationKeeping</text:bookmark-ref></text:p>
              </text:list-item>
            </text:list>
          </table:table-cell>
          <table:table-cell office:value-type="string">
            <text:p text:style-name="Table_20_Contents">List of the maneuvers of the plan. </text:p>
          </table:table-cell>
        </table:table-row>
      </table:table>
      <text:h text:style-name="Heading_20_2" text:outline-level="2"><text:bookmark-start text:name="__RefHeading__1696_661246912"/>PlanStart<text:bookmark-end text:name="__RefHeading__1696_661246912"/></text:h>
      <text:p text:style-name="Standard">The PlanStart command shall instruct the destination system(s) to start the requested plan. Upon reception and interpretation, each destination system shall reply with a PlanStarted command. </text:p>
      <text:h text:style-name="Heading_20_3" text:outline-level="3">Arguments</text:h>
      <table:table table:name="Table21" table:style-name="Table21">
        <table:table-column table:style-name="Table2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start. </text:p>
          </table:table-cell>
        </table:table-row>
      </table:table>
      <text:h text:style-name="Heading_20_2" text:outline-level="2"><text:bookmark-start text:name="__RefHeading__1698_661246912"/>PlanStarted<text:bookmark-end text:name="__RefHeading__1698_661246912"/></text:h>
      <text:p text:style-name="Standard">The PlanStarted command shall be dispatched in response to a PlanStart command. </text:p>
      <text:h text:style-name="Heading_20_3" text:outline-level="3">Arguments</text:h>
      <table:table table:name="Table22" table:style-name="Table22">
        <table:table-column table:style-name="Table2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started plan. </text:p>
          </table:table-cell>
        </table:table-row>
      </table:table>
      <text:h text:style-name="Heading_20_2" text:outline-level="2"><text:bookmark-start text:name="__RefHeading__1700_661246912"/>PlanStop<text:bookmark-end text:name="__RefHeading__1700_661246912"/></text:h>
      <text:p text:style-name="Standard">The PlanStop command shall instruct the destination system(s) to stop the plan currently running on the vehicle. Upon reception and interpretation, each destination system shall reply with a PlanStopped command. </text:p>
      <text:h text:style-name="Heading_20_3" text:outline-level="3">Arguments</text:h>
      <text:p text:style-name="Standard">This command has no arguments.</text:p>
      <text:h text:style-name="Heading_20_2" text:outline-level="2"><text:bookmark-start text:name="__RefHeading__1702_661246912"/>PlanStopped<text:bookmark-end text:name="__RefHeading__1702_661246912"/></text:h>
      <text:p text:style-name="Standard">The PlanStopped command shall be dispatched in response to a PlanStop command. </text:p>
      <text:h text:style-name="Heading_20_3" text:outline-level="3">Arguments</text:h>
      <table:table table:name="Table23" table:style-name="Table23">
        <table:table-column table:style-name="Table2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hat was stopped. </text:p>
          </table:table-cell>
        </table:table-row>
      </table:table>
      <text:h text:style-name="Heading_20_2" text:outline-level="2"><text:bookmark-start text:name="__RefHeading__1704_661246912"/>PlanDelete<text:bookmark-end text:name="__RefHeading__1704_661246912"/></text:h>
      <text:p text:style-name="Standard">The PlanDelete command shall instruct the destination system(s) to delete the requested plan. Upon reception and interpretation, each destination system shall reply with a PlanDeleted command. </text:p>
      <text:h text:style-name="Heading_20_3" text:outline-level="3">Arguments</text:h>
      <table:table table:name="Table24" table:style-name="Table24">
        <table:table-column table:style-name="Table2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ext:soft-page-break/>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delete. </text:p>
          </table:table-cell>
        </table:table-row>
      </table:table>
      <text:h text:style-name="Heading_20_2" text:outline-level="2"><text:bookmark-start text:name="__RefHeading__1706_661246912"/>PlanDeleted<text:bookmark-end text:name="__RefHeading__1706_661246912"/></text:h>
      <text:p text:style-name="Standard">The PlanDeleted command shall be dispatched in response to a PlanDelete command. </text:p>
      <text:h text:style-name="Heading_20_3" text:outline-level="3">Arguments</text:h>
      <table:table table:name="Table25" table:style-name="Table25">
        <table:table-column table:style-name="Table2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leted plan. </text:p>
          </table:table-cell>
        </table:table-row>
      </table:table>
      <text:h text:style-name="Heading_20_2" text:outline-level="2"><text:bookmark-start text:name="__RefHeading__1708_661246912"/>PlanAdd<text:bookmark-end text:name="__RefHeading__1708_661246912"/></text:h>
      <text:p text:style-name="Standard">The PlanAdd command shall instruct the destination system(s) to add the requested plan. Upon reception and interpretation, each destination system shall reply with a PlanAdded command. </text:p>
      <text:h text:style-name="Heading_20_3" text:outline-level="3">Arguments</text:h>
      <table:table table:name="Table26" table:style-name="Table26">
        <table:table-column table:style-name="Table2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to add. </text:p>
          </table:table-cell>
        </table:table-row>
        <table:table-row>
          <table:table-cell office:value-type="string">
            <text:p text:style-name="Table_20_Contents">Maneuver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aneuvers in the plan. </text:p>
          </table:table-cell>
        </table:table-row>
        <table:table-row>
          <table:table-cell office:value-type="string">
            <text:p text:style-name="Table_20_Contents">Maneuver List</text:p>
          </table:table-cell>
          <table:table-cell office:value-type="string">
            <text:p text:style-name="Table_20_Contents">List of: </text:p>
            <text:list xml:id="list130860555565413" text:style-name="L9">
              <text:list-item>
                <text:p text:style-name="P10"><text:bookmark-ref text:reference-format="text" text:ref-name="ManeuverGoto">ManeuverGoto</text:bookmark-ref></text:p>
              </text:list-item>
              <text:list-item>
                <text:p text:style-name="P10"><text:bookmark-ref text:reference-format="text" text:ref-name="ManeuverStationKeeping">ManeuverStationKeeping</text:bookmark-ref></text:p>
              </text:list-item>
            </text:list>
          </table:table-cell>
          <table:table-cell office:value-type="string">
            <text:p text:style-name="Table_20_Contents">The maneuvers of the new plan. </text:p>
          </table:table-cell>
        </table:table-row>
      </table:table>
      <text:h text:style-name="Heading_20_2" text:outline-level="2"><text:bookmark-start text:name="__RefHeading__1710_661246912"/>PlanAdded<text:bookmark-end text:name="__RefHeading__1710_661246912"/></text:h>
      <text:p text:style-name="Standard">The PlanAdded command shall be dispatched in response to a PlanAdd command. </text:p>
      <text:h text:style-name="Heading_20_3" text:outline-level="3">Arguments</text:h>
      <table:table table:name="Table27" table:style-name="Table27">
        <table:table-column table:style-name="Table27.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lan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plan added to the system. </text:p>
          </table:table-cell>
        </table:table-row>
      </table:table>
      <text:p text:style-name="P1"/>
      <text:h text:style-name="Heading_20_1" text:outline-level="1"><text:bookmark-start text:name="__RefHeading__1712_661246912"/>Sensor Management<text:bookmark-end text:name="__RefHeading__1712_661246912"/></text:h>
      <text:p text:style-name="Standard">Sensor management commands.</text:p>
      <text:h text:style-name="Heading_20_2" text:outline-level="2"><text:bookmark-start text:name="__RefHeading__1714_661246912"/>SensorListGet<text:bookmark-end text:name="__RefHeading__1714_661246912"/></text:h>
      <text:p text:style-name="Standard">The SensorListGet command shall instruct the destination system(s) to return the list of measurements available at the target system(s). Multiple sensors can be available returning the same measurement. Upon reception and interpretation, each destination system shall reply with a SensorList command. </text:p>
      <text:h text:style-name="Heading_20_3" text:outline-level="3">Arguments</text:h>
      <text:p text:style-name="Standard">This command has no arguments.</text:p>
      <text:h text:style-name="Heading_20_2" text:outline-level="2"><text:bookmark-start text:name="__RefHeading__1716_661246912"/>SensorList<text:bookmark-end text:name="__RefHeading__1716_661246912"/></text:h>
      <text:p text:style-name="Standard">The SensorList command shall be dispatched in response to a SensorListGet command. </text:p>
      <text:h text:style-name="Heading_20_3" text:outline-level="3">Arguments</text:h>
      <table:table table:name="Table28" table:style-name="Table28">
        <table:table-column table:style-name="Table28.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measurements available at the target system. </text:p>
          </table:table-cell>
        </table:table-row>
        <table:table-row>
          <table:table-cell office:value-type="string">
            <text:p text:style-name="Table_20_Contents">Measurement Names</text:p>
          </table:table-cell>
          <table:table-cell office:value-type="string">
            <text:p text:style-name="Table_20_Contents">List of <text:bookmark-ref text:reference-format="text" text:ref-name="String">String</text:bookmark-ref></text:p>
          </table:table-cell>
          <table:table-cell office:value-type="string">
            <text:p text:style-name="Table_20_Contents">Name of the available measurements. </text:p>
          </table:table-cell>
        </table:table-row>
      </table:table>
      <text:h text:style-name="Heading_20_2" text:outline-level="2"><text:bookmark-start text:name="__RefHeading__1718_661246912"/>SensorInfoGet<text:bookmark-end text:name="__RefHeading__1718_661246912"/></text:h>
      <text:p text:style-name="Standard">The SensorInfoGet command shall instruct the destination system(s) to return the list of sensors for the requested measurement. Upon reception and interpretation, each destination system shall reply with a SensorInfo command. </text:p>
      <text:h text:style-name="Heading_20_3" text:outline-level="3">Arguments</text:h>
      <table:table table:name="Table29" table:style-name="Table29">
        <table:table-column table:style-name="Table29.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
      <text:h text:style-name="Heading_20_2" text:outline-level="2"><text:bookmark-start text:name="__RefHeading__1720_661246912"/>SensorInfo<text:bookmark-end text:name="__RefHeading__1720_661246912"/></text:h>
      <text:p text:style-name="Standard">The SensorInfo command shall be dispatched in response to a SensorInfoGet command. </text:p>
      <text:h text:style-name="Heading_20_3" text:outline-level="3">Arguments</text:h>
      <table:table table:name="Table30" table:style-name="Table30">
        <table:table-column table:style-name="Table30.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
      <text:h text:style-name="Heading_20_2" text:outline-level="2"><text:bookmark-start text:name="__RefHeading__1722_661246912"/>SensorSampleGet<text:bookmark-end text:name="__RefHeading__1722_661246912"/></text:h>
      <text:p text:style-name="Standard">The SensorSampleGet command shall instruct the destination system(s) to return the measurement for the target of sensor. Upon reception and interpretation, each destination system shall reply with a SensorSample command. </text:p>
      <text:h text:style-name="Heading_20_3" text:outline-level="3"><text:soft-page-break/>Arguments</text:h>
      <table:table table:name="Table31" table:style-name="Table31">
        <table:table-column table:style-name="Table31.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desired measurement. </text:p>
          </table:table-cell>
        </table:table-row>
        <table:table-row>
          <table:table-cell office:value-type="string">
            <text:p text:style-name="Table_20_Contents">Sensor Identifier</text:p>
          </table:table-cell>
          <table:table-cell office:value-type="string">
            <text:p text:style-name="Table_20_Contents"><text:bookmark-ref text:reference-format="text" text:ref-name="Integer">Integer</text:bookmark-ref></text:p>
          </table:table-cell>
          <table:table-cell office:value-type="string">
            <text:p text:style-name="Table_20_Contents">The sensor identifier, 0 is for the default sensor. </text:p>
          </table:table-cell>
        </table:table-row>
        <table:table-row>
          <table:table-cell office:value-type="string">
            <text:p text:style-name="Table_20_Contents">Sampling Frequency</text:p>
          </table:table-cell>
          <table:table-cell office:value-type="string">
            <text:p text:style-name="Table_20_Contents"><text:bookmark-ref text:reference-format="text" text:ref-name="Real">Real</text:bookmark-ref></text:p>
          </table:table-cell>
          <table:table-cell office:value-type="string">
            <text:p text:style-name="Table_20_Contents">Sampling frequency. If Hz is 0, single shot. </text:p>
          </table:table-cell>
        </table:table-row>
      </table:table>
      <text:h text:style-name="Heading_20_2" text:outline-level="2"><text:bookmark-start text:name="__RefHeading__1724_661246912"/>SensorSample<text:bookmark-end text:name="__RefHeading__1724_661246912"/></text:h>
      <text:p text:style-name="Standard">The SensorSample command shall be dispatched in response to a SensorSampleGet command. </text:p>
      <text:h text:style-name="Heading_20_3" text:outline-level="3">Arguments</text:h>
      <table:table table:name="Table32" table:style-name="Table32">
        <table:table-column table:style-name="Table32.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Position</text:p>
          </table:table-cell>
          <table:table-cell office:value-type="string">
            <text:p text:style-name="Table_20_Contents"><text:bookmark-ref text:reference-format="text" text:ref-name="Position">Position</text:bookmark-ref></text:p>
          </table:table-cell>
          <table:table-cell office:value-type="string">
            <text:p text:style-name="Table_20_Contents">Position where sample was collected. </text:p>
          </table:table-cell>
        </table:table-row>
        <table:table-row>
          <table:table-cell office:value-type="string">
            <text:p text:style-name="Table_20_Contents">Measurement Name</text:p>
          </table:table-cell>
          <table:table-cell office:value-type="string">
            <text:p text:style-name="Table_20_Contents"><text:bookmark-ref text:reference-format="text" text:ref-name="String">String</text:bookmark-ref></text:p>
          </table:table-cell>
          <table:table-cell office:value-type="string">
            <text:p text:style-name="Table_20_Contents">The name of the target measurement. </text:p>
          </table:table-cell>
        </table:table-row>
        <table:table-row>
          <table:table-cell office:value-type="string">
            <text:p text:style-name="Table_20_Contents">Sensor Identifier</text:p>
          </table:table-cell>
          <table:table-cell office:value-type="string">
            <text:p text:style-name="Table_20_Contents"><text:bookmark-ref text:reference-format="text" text:ref-name="Integer">Integer</text:bookmark-ref></text:p>
          </table:table-cell>
          <table:table-cell office:value-type="string">
            <text:p text:style-name="Table_20_Contents">The sensor identifier, 0 is for the default sensor. </text:p>
          </table:table-cell>
        </table:table-row>
        <table:table-row>
          <table:table-cell office:value-type="string">
            <text:p text:style-name="Table_20_Contents">Sample</text:p>
          </table:table-cell>
          <table:table-cell office:value-type="string">
            <text:p text:style-name="Table_20_Contents"><text:bookmark-ref text:reference-format="text" text:ref-name="Real">Real</text:bookmark-ref></text:p>
          </table:table-cell>
          <table:table-cell office:value-type="string">
            <text:p text:style-name="Table_20_Contents">The sample for the requested sensor. Its format depends on the target sensor and measurement. </text:p>
          </table:table-cell>
        </table:table-row>
      </table:table>
      <text:p text:style-name="P1"/>
      <text:h text:style-name="Heading_20_1" text:outline-level="1"><text:bookmark-start text:name="__RefHeading__1726_661246912"/>Position and Ranging<text:bookmark-end text:name="__RefHeading__1726_661246912"/></text:h>
      <text:p text:style-name="Standard">Position and ranging commands. </text:p>
      <text:h text:style-name="Heading_20_2" text:outline-level="2"><text:bookmark-start text:name="__RefHeading__1728_661246912"/>PositionGet<text:bookmark-end text:name="__RefHeading__1728_661246912"/></text:h>
      <text:p text:style-name="Standard">The PositionGet command shall instruct the destination systems to return their position in the world. Upon reception and interpretation, each destination system shall reply with a Position command. </text:p>
      <text:h text:style-name="Heading_20_3" text:outline-level="3">Arguments</text:h>
      <table:table table:name="Table33" table:style-name="Table33">
        <table:table-column table:style-name="Table33.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Frequency</text:p>
          </table:table-cell>
          <table:table-cell office:value-type="string">
            <text:p text:style-name="Table_20_Contents"><text:bookmark-ref text:reference-format="text" text:ref-name="Real">Real</text:bookmark-ref></text:p>
          </table:table-cell>
          <table:table-cell office:value-type="string">
            <text:p text:style-name="Table_20_Contents">Update frequency in Hertz. If this field is 0 then a single position update will be requested. </text:p>
          </table:table-cell>
        </table:table-row>
      </table:table>
      <text:h text:style-name="Heading_20_2" text:outline-level="2"><text:bookmark-start text:name="__RefHeading__1730_661246912"/>Position<text:bookmark-end text:name="__RefHeading__1730_661246912"/></text:h>
      <text:p text:style-name="Standard">The Position command shall be dispatched in response to a PositionGet command or asynchronously every time such estimation is available. </text:p>
      <text:h text:style-name="Heading_20_3" text:outline-level="3">Arguments</text:h>
      <table:table table:name="Table34" table:style-name="Table34">
        <table:table-column table:style-name="Table34.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Value</text:p>
          </table:table-cell>
          <table:table-cell office:value-type="string">
            <text:p text:style-name="Table_20_Contents"><text:bookmark-ref text:reference-format="text" text:ref-name="Position">Position</text:bookmark-ref></text:p>
          </table:table-cell>
          <table:table-cell office:value-type="string">
            <text:p text:style-name="Table_20_Contents"/>
          </table:table-cell>
        </table:table-row>
        <table:table-row>
          <table:table-cell office:value-type="string">
            <text:p text:style-name="Table_20_Contents">Heading</text:p>
          </table:table-cell>
          <table:table-cell office:value-type="string">
            <text:p text:style-name="Table_20_Contents"><text:bookmark-ref text:reference-format="text" text:ref-name="Real">Real</text:bookmark-ref></text:p>
          </table:table-cell>
          <table:table-cell office:value-type="string">
            <text:p text:style-name="Table_20_Contents">Heading in degrees. </text:p>
          </table:table-cell>
        </table:table-row>
      </table:table>
      <text:h text:style-name="Heading_20_2" text:outline-level="2"><text:bookmark-start text:name="__RefHeading__1732_661246912"/>RangeGet<text:bookmark-end text:name="__RefHeading__1732_661246912"/></text:h>
      <text:p text:style-name="Standard">The RangeGet command shall instruct the destination system(s) to return the estimated range to the target system(s). Upon reception and interpretation, each destination system shall reply with a Range command. </text:p>
      <text:h text:style-name="Heading_20_3" text:outline-level="3">Arguments</text:h>
      <table:table table:name="Table35" table:style-name="Table35">
        <table:table-column table:style-name="Table35.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Target Count</text:p>
          </table:table-cell>
          <table:table-cell office:value-type="string">
            <text:p text:style-name="Table_20_Contents"><text:bookmark-ref text:reference-format="text" text:ref-name="Integer">Integer</text:bookmark-ref></text:p>
          </table:table-cell>
          <table:table-cell office:value-type="string">
            <text:p text:style-name="Table_20_Contents">Number of target addresses. </text:p>
          </table:table-cell>
        </table:table-row>
        <table:table-row>
          <table:table-cell office:value-type="string">
            <text:p text:style-name="Table_20_Contents">Targets</text:p>
          </table:table-cell>
          <table:table-cell office:value-type="string">
            <text:p text:style-name="Table_20_Contents">List of <text:bookmark-ref text:reference-format="text" text:ref-name="Integer">Integer</text:bookmark-ref></text:p>
          </table:table-cell>
          <table:table-cell office:value-type="string">
            <text:p text:style-name="Table_20_Contents">Number of target addresses. </text:p>
          </table:table-cell>
        </table:table-row>
        <table:table-row>
          <table:table-cell office:value-type="string">
            <text:p text:style-name="Table_20_Contents">Frequency</text:p>
          </table:table-cell>
          <table:table-cell office:value-type="string">
            <text:p text:style-name="Table_20_Contents"><text:bookmark-ref text:reference-format="text" text:ref-name="Real">Real</text:bookmark-ref></text:p>
          </table:table-cell>
          <table:table-cell office:value-type="string">
            <text:p text:style-name="Table_20_Contents">Range estimation frequency. If Hz is 0, single shot. </text:p>
          </table:table-cell>
        </table:table-row>
      </table:table>
      <text:h text:style-name="Heading_20_2" text:outline-level="2"><text:bookmark-start text:name="__RefHeading__1734_661246912"/>Range<text:bookmark-end text:name="__RefHeading__1734_661246912"/></text:h>
      <text:p text:style-name="Standard">The Range command shall be dispatched in response to a RangeGet command or in an asychronous way every time such estimation is available. </text:p>
      <text:h text:style-name="Heading_20_3" text:outline-level="3">Arguments</text:h>
      <table:table table:name="Table36" table:style-name="Table36">
        <table:table-column table:style-name="Table36.A" table:number-columns-repeated="3"/>
        <table:table-row>
          <table:table-cell office:value-type="string">
            <text:p text:style-name="Table_20_Heading">Name</text:p>
          </table:table-cell>
          <table:table-cell office:value-type="string">
            <text:p text:style-name="Table_20_Heading">Type</text:p>
          </table:table-cell>
          <table:table-cell office:value-type="string">
            <text:p text:style-name="Table_20_Heading">Description</text:p>
          </table:table-cell>
        </table:table-row>
        <table:table-row>
          <table:table-cell office:value-type="string">
            <text:p text:style-name="Table_20_Contents">Target</text:p>
          </table:table-cell>
          <table:table-cell office:value-type="string">
            <text:p text:style-name="Table_20_Contents"><text:bookmark-ref text:reference-format="text" text:ref-name="Integer">Integer</text:bookmark-ref></text:p>
          </table:table-cell>
          <table:table-cell office:value-type="string">
            <text:p text:style-name="Table_20_Contents">Target address. </text:p>
          </table:table-cell>
        </table:table-row>
        <table:table-row>
          <table:table-cell office:value-type="string">
            <text:p text:style-name="Table_20_Contents">Travel Time</text:p>
          </table:table-cell>
          <table:table-cell office:value-type="string">
            <text:p text:style-name="Table_20_Contents"><text:bookmark-ref text:reference-format="text" text:ref-name="Real">Real</text:bookmark-ref></text:p>
          </table:table-cell>
          <table:table-cell office:value-type="string">
            <text:p text:style-name="Table_20_Contents">Estimated travel time to the target node in seconds. </text:p>
          </table:table-cell>
        </table:table-row>
        <table:table-row>
          <table:table-cell office:value-type="string">
            <text:p text:style-name="Table_20_Contents">Bearing</text:p>
          </table:table-cell>
          <table:table-cell office:value-type="string">
            <text:p text:style-name="Table_20_Contents"><text:bookmark-ref text:reference-format="text" text:ref-name="Real">Real</text:bookmark-ref></text:p>
          </table:table-cell>
          <table:table-cell office:value-type="string">
            <text:p text:style-name="Table_20_Contents">Estimated bearing angle to the target node in degrees.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bats" svg:font-family="starbats"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date>2014-06-16T13:09:37.203103318</dc:date>
    <meta:editing-duration>P0D</meta:editing-duration>
    <meta:editing-cycles>1</meta:editing-cycles>
    <meta:document-statistic meta:table-count="36" meta:image-count="0" meta:object-count="0" meta:page-count="17" meta:paragraph-count="585" meta:word-count="2507" meta:character-count="16330" meta:non-whitespace-character-count="14286"/>
  </office:meta>
</office:document-meta>
</file>